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format2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</office:automatic-styles>
  <office:body>
    <office:spreadsheet>
      <table:table table:name="SO3A Prova Bimestral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Ana Jú</text:p>
          </table:table-cell>
          <table:table-cell table:formula="of:=UPPER([.B1] &amp; &quot; &quot; &amp; [.A1])" office:value-type="string" office:string-value="ANA JÚ SILVA" calcext:value-type="string">
            <text:p>ANA JÚ SILVA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0,9</text:p>
          </table:table-cell>
          <table:table-cell table:number-columns-repeated="2" office:value-type="string" calcext:value-type="string">
            <text:p>2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Busquet</text:p>
          </table:table-cell>
          <table:table-cell office:value-type="string" calcext:value-type="string">
            <text:p>Arthur</text:p>
          </table:table-cell>
          <table:table-cell table:formula="of:=UPPER([.B2] &amp; &quot; &quot; &amp; [.A2])" office:value-type="string" office:string-value="ARTHUR BUSQUET" calcext:value-type="string">
            <text:p>ARTHUR BUSQUET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3,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corguinha</text:p>
          </table:table-cell>
          <table:table-cell office:value-type="string" calcext:value-type="string">
            <text:p>arthur</text:p>
          </table:table-cell>
          <table:table-cell table:formula="of:=UPPER([.B3] &amp; &quot; &quot; &amp; [.A3])" office:value-type="string" office:string-value="ARTHUR CORGUINHA" calcext:value-type="string">
            <text:p>ARTHUR CORGUINHA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2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martins</text:p>
          </table:table-cell>
          <table:table-cell office:value-type="string" calcext:value-type="string">
            <text:p>beatriz </text:p>
          </table:table-cell>
          <table:table-cell table:formula="of:=UPPER([.B4] &amp; &quot; &quot; &amp; [.A4])" office:value-type="string" office:string-value="BEATRIZ  MARTINS" calcext:value-type="string">
            <text:p>BEATRIZ <text:s/>MARTINS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Andrade</text:p>
          </table:table-cell>
          <table:table-cell office:value-type="string" calcext:value-type="string">
            <text:p>Brennda </text:p>
          </table:table-cell>
          <table:table-cell table:formula="of:=UPPER([.B5] &amp; &quot; &quot; &amp; [.A5])" office:value-type="string" office:string-value="BRENNDA  ANDRADE" calcext:value-type="string">
            <text:p>BRENNDA <text:s/>ANDRADE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Alves Teixeira</text:p>
          </table:table-cell>
          <table:table-cell office:value-type="string" calcext:value-type="string">
            <text:p>Camila</text:p>
          </table:table-cell>
          <table:table-cell table:formula="of:=UPPER([.B6] &amp; &quot; &quot; &amp; [.A6])" office:value-type="string" office:string-value="CAMILA ALVES TEIXEIRA" calcext:value-type="string">
            <text:p>CAMILA ALVES TEIXEIRA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de Sá Oliveira</text:p>
          </table:table-cell>
          <table:table-cell office:value-type="string" calcext:value-type="string">
            <text:p>Dalyssa</text:p>
          </table:table-cell>
          <table:table-cell table:formula="of:=UPPER([.B7] &amp; &quot; &quot; &amp; [.A7])" office:value-type="string" office:string-value="DALYSSA DE SÁ OLIVEIRA" calcext:value-type="string">
            <text:p>DALYSSA DE SÁ OLIVEIRA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Henringer Ouverney</text:p>
          </table:table-cell>
          <table:table-cell office:value-type="string" calcext:value-type="string">
            <text:p>Douglas</text:p>
          </table:table-cell>
          <table:table-cell table:formula="of:=UPPER([.B8] &amp; &quot; &quot; &amp; [.A8])" office:value-type="string" office:string-value="DOUGLAS HENRINGER OUVERNEY" calcext:value-type="string">
            <text:p>DOUGLAS HENRINGER OUVERNEY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2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Felipe</text:p>
          </table:table-cell>
          <table:table-cell table:formula="of:=UPPER([.B9] &amp; &quot; &quot; &amp; [.A9])" office:value-type="string" office:string-value="FELIPE COSTA" calcext:value-type="string">
            <text:p>FELIPE COSTA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3,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Pacheco</text:p>
          </table:table-cell>
          <table:table-cell office:value-type="string" calcext:value-type="string">
            <text:p>Helena</text:p>
          </table:table-cell>
          <table:table-cell table:formula="of:=UPPER([.B10] &amp; &quot; &quot; &amp; [.A10])" office:value-type="string" office:string-value="HELENA PACHECO" calcext:value-type="string">
            <text:p>HELENA PACHECO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Wendling Heidenfelder</text:p>
          </table:table-cell>
          <table:table-cell office:value-type="string" calcext:value-type="string">
            <text:p>Henrique</text:p>
          </table:table-cell>
          <table:table-cell table:formula="of:=UPPER([.B11] &amp; &quot; &quot; &amp; [.A11])" office:value-type="string" office:string-value="HENRIQUE WENDLING HEIDENFELDER" calcext:value-type="string">
            <text:p>HENRIQUE WENDLING HEIDENFELDER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Martins Gama</text:p>
          </table:table-cell>
          <table:table-cell office:value-type="string" calcext:value-type="string">
            <text:p>Isabela</text:p>
          </table:table-cell>
          <table:table-cell table:formula="of:=UPPER([.B12] &amp; &quot; &quot; &amp; [.A12])" office:value-type="string" office:string-value="ISABELA MARTINS GAMA" calcext:value-type="string">
            <text:p>ISABELA MARTINS GAMA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Fraga</text:p>
          </table:table-cell>
          <table:table-cell office:value-type="string" calcext:value-type="string">
            <text:p>Jefferson</text:p>
          </table:table-cell>
          <table:table-cell table:formula="of:=UPPER([.B13] &amp; &quot; &quot; &amp; [.A13])" office:value-type="string" office:string-value="JEFFERSON FRAGA" calcext:value-type="string">
            <text:p>JEFFERSON FRAGA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8</text:p>
          </table:table-cell>
        </table:table-row>
        <table:table-row table:style-name="ro1">
          <table:table-cell office:value-type="string" calcext:value-type="string">
            <text:p>Wernech</text:p>
          </table:table-cell>
          <table:table-cell office:value-type="string" calcext:value-type="string">
            <text:p>Jeffter</text:p>
          </table:table-cell>
          <table:table-cell table:formula="of:=UPPER([.B14] &amp; &quot; &quot; &amp; [.A14])" office:value-type="string" office:string-value="JEFFTER WERNECH" calcext:value-type="string">
            <text:p>JEFFTER WERNECH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João Gabriel</text:p>
          </table:table-cell>
          <table:table-cell table:formula="of:=UPPER([.B15] &amp; &quot; &quot; &amp; [.A15])" office:value-type="string" office:string-value="JOÃO GABRIEL GIL" calcext:value-type="string">
            <text:p>JOÃO GABRIEL GIL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Goretkin</text:p>
          </table:table-cell>
          <table:table-cell office:value-type="string" calcext:value-type="string">
            <text:p>Júlia</text:p>
          </table:table-cell>
          <table:table-cell table:formula="of:=UPPER([.B16] &amp; &quot; &quot; &amp; [.A16])" office:value-type="string" office:string-value="JÚLIA GORETKIN" calcext:value-type="string">
            <text:p>JÚLIA GORETKIN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Julia</text:p>
          </table:table-cell>
          <table:table-cell table:formula="of:=UPPER([.B17] &amp; &quot; &quot; &amp; [.A17])" office:value-type="string" office:string-value="JULIA STUTZ" calcext:value-type="string">
            <text:p>JULIA STUTZ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Amaral da Silva</text:p>
          </table:table-cell>
          <table:table-cell office:value-type="string" calcext:value-type="string">
            <text:p>Lucas</text:p>
          </table:table-cell>
          <table:table-cell table:formula="of:=UPPER([.B18] &amp; &quot; &quot; &amp; [.A18])" office:value-type="string" office:string-value="LUCAS AMARAL DA SILVA" calcext:value-type="string">
            <text:p>LUCAS AMARAL DA SILVA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Lucas</text:p>
          </table:table-cell>
          <table:table-cell table:formula="of:=UPPER([.B19] &amp; &quot; &quot; &amp; [.A19])" office:value-type="string" office:string-value="LUCAS COSTA" calcext:value-type="string">
            <text:p>LUCAS COSTA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3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Luiz Felipe</text:p>
          </table:table-cell>
          <table:table-cell table:formula="of:=UPPER([.B20] &amp; &quot; &quot; &amp; [.A20])" office:value-type="string" office:string-value="LUIZ FELIPE DA SILVA" calcext:value-type="string">
            <text:p>LUIZ FELIPE DA SILVA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Leal Eller</text:p>
          </table:table-cell>
          <table:table-cell office:value-type="string" calcext:value-type="string">
            <text:p>Manoela Barroso</text:p>
          </table:table-cell>
          <table:table-cell table:formula="of:=UPPER([.B21] &amp; &quot; &quot; &amp; [.A21])" office:value-type="string" office:string-value="MANOELA BARROSO LEAL ELLER" calcext:value-type="string">
            <text:p>MANOELA BARROSO LEAL ELLER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Charles Veiga</text:p>
          </table:table-cell>
          <table:table-cell office:value-type="string" calcext:value-type="string">
            <text:p>Marcus Vinicius</text:p>
          </table:table-cell>
          <table:table-cell table:formula="of:=UPPER([.B22] &amp; &quot; &quot; &amp; [.A22])" office:value-type="string" office:string-value="MARCUS VINICIUS CHARLES VEIGA" calcext:value-type="string">
            <text:p>MARCUS VINICIUS CHARLES VEIGA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Hottz</text:p>
          </table:table-cell>
          <table:table-cell office:value-type="string" calcext:value-type="string">
            <text:p>Maria Eduarda</text:p>
          </table:table-cell>
          <table:table-cell table:formula="of:=UPPER([.B23] &amp; &quot; &quot; &amp; [.A23])" office:value-type="string" office:string-value="MARIA EDUARDA HOTTZ" calcext:value-type="string">
            <text:p>MARIA EDUARDA HOTTZ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de Schuller Banjar</text:p>
          </table:table-cell>
          <table:table-cell office:value-type="string" calcext:value-type="string">
            <text:p>Paulo Roberto</text:p>
          </table:table-cell>
          <table:table-cell table:formula="of:=UPPER([.B24] &amp; &quot; &quot; &amp; [.A24])" office:value-type="string" office:string-value="PAULO ROBERTO DE SCHULLER BANJAR" calcext:value-type="string">
            <text:p>PAULO ROBERTO DE SCHULLER BANJAR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da silva </text:p>
          </table:table-cell>
          <table:table-cell office:value-type="string" calcext:value-type="string">
            <text:p>pedro henrique </text:p>
          </table:table-cell>
          <table:table-cell table:formula="of:=UPPER([.B25] &amp; &quot; &quot; &amp; [.A25])" office:value-type="string" office:string-value="PEDRO HENRIQUE  DA SILVA " calcext:value-type="string">
            <text:p>PEDRO HENRIQUE <text:s/>DA SILVA 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3,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Cariello de Freitas</text:p>
          </table:table-cell>
          <table:table-cell office:value-type="string" calcext:value-type="string">
            <text:p>Pedro Henrique</text:p>
          </table:table-cell>
          <table:table-cell table:formula="of:=UPPER([.B26] &amp; &quot; &quot; &amp; [.A26])" office:value-type="string" office:string-value="PEDRO HENRIQUE CARIELLO DE FREITAS" calcext:value-type="string">
            <text:p>PEDRO HENRIQUE CARIELLO DE FREITAS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8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Pedro Henrique</text:p>
          </table:table-cell>
          <table:table-cell table:formula="of:=UPPER([.B27] &amp; &quot; &quot; &amp; [.A27])" office:value-type="string" office:string-value="PEDRO HENRIQUE MARTINEZ" calcext:value-type="string">
            <text:p>PEDRO HENRIQUE MARTINEZ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8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Ryan</text:p>
          </table:table-cell>
          <table:table-cell table:formula="of:=UPPER([.B28] &amp; &quot; &quot; &amp; [.A28])" office:value-type="string" office:string-value="RYAN SANTOS" calcext:value-type="string">
            <text:p>RYAN SANTOS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string" calcext:value-type="string">
            <text:p>Chermont</text:p>
          </table:table-cell>
          <table:table-cell office:value-type="string" calcext:value-type="string">
            <text:p>Sávio</text:p>
          </table:table-cell>
          <table:table-cell table:formula="of:=UPPER([.B29] &amp; &quot; &quot; &amp; [.A29])" office:value-type="string" office:string-value="SÁVIO CHERMONT" calcext:value-type="string">
            <text:p>SÁVIO CHERMONT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3,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bonvini chirigati</text:p>
          </table:table-cell>
          <table:table-cell office:value-type="string" calcext:value-type="string">
            <text:p>vinícius</text:p>
          </table:table-cell>
          <table:table-cell table:formula="of:=UPPER([.B30] &amp; &quot; &quot; &amp; [.A30])" office:value-type="string" office:string-value="VINÍCIUS BONVINI CHIRIGATI" calcext:value-type="string">
            <text:p>VINÍCIUS BONVINI CHIRIGATI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table:style-name="format2" office:value-type="string" calcext:value-type="string">
            <text:p>Sobrenome</text:p>
          </table:table-cell>
          <table:table-cell table:style-name="format2" office:value-type="string" calcext:value-type="string">
            <text:p>Nome</text:p>
          </table:table-cell>
          <table:table-cell table:style-name="format2"/>
          <table:table-cell table:style-name="format2" office:value-type="string" calcext:value-type="string">
            <text:p>Avaliar/10,0</text:p>
          </table:table-cell>
          <table:table-cell table:style-name="format2" office:value-type="string" calcext:value-type="string">
            <text:p>Q. 1 /1,0</text:p>
          </table:table-cell>
          <table:table-cell table:style-name="format2" office:value-type="string" calcext:value-type="string">
            <text:p>Q. 2 /3,0</text:p>
          </table:table-cell>
          <table:table-cell table:style-name="format2" office:value-type="string" calcext:value-type="string">
            <text:p>Q. 3 /3,0</text:p>
          </table:table-cell>
          <table:table-cell table:style-name="format2" office:value-type="string" calcext:value-type="string">
            <text:p>Q. 4 /1,0</text:p>
          </table:table-cell>
          <table:table-cell table:style-name="format2" office:value-type="string" calcext:value-type="string">
            <text:p>Q. 5 /2,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édia geral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>8,3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2,8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5</text:p>
          </table:table-cell>
        </table:table-row>
      </table:table>
      <table:named-expressions/>
      <table:database-ranges>
        <table:database-range table:name="__Anonymous_Sheet_DB__0" table:target-range-address="'SO3A Prova Bimestral 1'.A1:'SO3A Prova Bimestral 1'.I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9-05-01">00/00/0000</text:date>, <text:time style:data-style-name="N2" text:time-value="01:11:26.04500000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Bruno Policarpo</meta:initial-creator>
    <meta:creation-date>2019-04-30T21:31:00</meta:creation-date>
    <dc:date>2019-05-01T01:35:10.769000000</dc:date>
    <meta:editing-duration>PT23M44S</meta:editing-duration>
    <meta:editing-cycles>1</meta:editing-cycles>
    <meta:document-statistic meta:table-count="1" meta:cell-count="286" meta:object-count="0"/>
  </office:meta>
</office:document-meta>
</file>